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fr.wikipedia.org/wiki/Musique_assistée_par_ordinateur" text:style-name="Internet_20_link" text:visited-style-name="Visited_20_Internet_20_Link">https://fr.wikipedia.org/wiki/Musique_assist%C3%A9e_par_ordinateur</text:a></text:p>
      <text:p text:style-name="Standard"><text:a xlink:type="simple" xlink:href="https://www.ableton.com/fr/contract-de-licence-utilisateur/" text:style-name="Internet_20_link" text:visited-style-name="Visited_20_Internet_20_Link">https://www.ableton.com/fr/contract-de-licence-utilisateur/</text:a></text:p>
      <text:p text:style-name="Standard"><text:a xlink:type="simple" xlink:href="https://www.ableton.com/fr/" text:style-name="Internet_20_link" text:visited-style-name="Visited_20_Internet_20_Link">https://www.ableton.com/fr/</text:a></text:p>
      <text:p text:style-name="Standard"><text:a xlink:type="simple" xlink:href="https://images.static-thomann.de/pics/bdb/430065/12773232_800.jpg" text:style-name="Internet_20_link" text:visited-style-name="Visited_20_Internet_20_Link">https://images.static-thomann.de/pics/bdb/430065/12773232_800.jpg</text:a></text:p>
      <text:p text:style-name="Standard"><text:a xlink:type="simple" xlink:href="https://upload.wikimedia.org/wikipedia/commons/thumb/d/da/Renoise_2.6.png/1200px-Renoise_2.6.png" text:style-name="Internet_20_link" text:visited-style-name="Visited_20_Internet_20_Link">https://upload.wikimedia.org/wikipedia/commons/thumb/d/da/Renoise_2.6.png/1200px-Renoise_2.6.png</text:a></text:p>
      <text:p text:style-name="Standard"><text:a xlink:type="simple" xlink:href="https://fr.wikipedia.org/wiki/Virtual_Studio_Technology" text:style-name="Internet_20_link" text:visited-style-name="Visited_20_Internet_20_Link">https://fr.wikipedia.org/wiki/Virtual_Studio_Technology</text:a></text:p>
      <text:p text:style-name="Standard"><text:a xlink:type="simple" xlink:href="https://fr.wikipedia.org/wiki/Instrument_virtuel" text:style-name="Internet_20_link" text:visited-style-name="Visited_20_Internet_20_Link">https://fr.wikipedia.org/wiki/Instrument_virtuel</text:a></text:p>
      <text:p text:style-name="Standard"><text:a xlink:type="simple" xlink:href="https://www.geekzone.fr/wp-content/uploads/2017/06/dexed.png" text:style-name="Internet_20_link" text:visited-style-name="Visited_20_Internet_20_Link">https://www.geekzone.fr/wp-content/uploads/2017/06/dexed.png</text:a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8T15:52:53.410000000</meta:creation-date>
    <dc:date>2020-11-19T16:10:21.628000000</dc:date>
    <meta:editing-duration>PT1H24M14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8" meta:word-count="8" meta:character-count="476" meta:non-whitespace-character-count="476"/>
  </office:meta>
</office:document-meta>
</file>